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2.004811287" calcext:value-type="float">
            <text:p>2,004811287</text:p>
          </table:table-cell>
          <table:table-cell office:value-type="float" office:value="0.3490187526" calcext:value-type="float">
            <text:p>0,3490187526</text:p>
          </table:table-cell>
          <table:table-cell office:value-type="float" office:value="0.01328352652" calcext:value-type="float">
            <text:p>0,0132835265</text:p>
          </table:table-cell>
          <table:table-cell office:value-type="float" office:value="0.001022359706" calcext:value-type="float">
            <text:p>0,00102235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825" calcext:value-type="float">
            <text:p>149825</text:p>
          </table:table-cell>
          <table:table-cell office:value-type="float" office:value="1.742670417" calcext:value-type="float">
            <text:p>1,742670417</text:p>
          </table:table-cell>
          <table:table-cell office:value-type="float" office:value="0.4133870304" calcext:value-type="float">
            <text:p>0,4133870304</text:p>
          </table:table-cell>
          <table:table-cell office:value-type="float" office:value="0.002975816838" calcext:value-type="float">
            <text:p>0,0029758168</text:p>
          </table:table-cell>
          <table:table-cell office:value-type="float" office:value="0.0001526929991" calcext:value-type="float">
            <text:p>0,00015269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2088" calcext:value-type="float">
            <text:p>152088</text:p>
          </table:table-cell>
          <table:table-cell office:value-type="float" office:value="1.380253911" calcext:value-type="float">
            <text:p>1,380253911</text:p>
          </table:table-cell>
          <table:table-cell office:value-type="float" office:value="0.537764132" calcext:value-type="float">
            <text:p>0,537764132</text:p>
          </table:table-cell>
          <table:table-cell office:value-type="float" office:value="0.001363773132" calcext:value-type="float">
            <text:p>0,0013637731</text:p>
          </table:table-cell>
          <table:table-cell table:style-name="ce1" office:value-type="float" office:value="0.00007687936886" calcext:value-type="float">
            <text:p>7,69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331" calcext:value-type="float">
            <text:p>153331</text:p>
          </table:table-cell>
          <table:table-cell office:value-type="float" office:value="1.299954653" calcext:value-type="float">
            <text:p>1,299954653</text:p>
          </table:table-cell>
          <table:table-cell office:value-type="float" office:value="0.506059289" calcext:value-type="float">
            <text:p>0,506059289</text:p>
          </table:table-cell>
          <table:table-cell office:value-type="float" office:value="0.001117270323" calcext:value-type="float">
            <text:p>0,0011172703</text:p>
          </table:table-cell>
          <table:table-cell table:style-name="ce1" office:value-type="float" office:value="0.00002983807826" calcext:value-type="float">
            <text:p>2,98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4479" calcext:value-type="float">
            <text:p>154479</text:p>
          </table:table-cell>
          <table:table-cell office:value-type="float" office:value="1.306763649" calcext:value-type="float">
            <text:p>1,306763649</text:p>
          </table:table-cell>
          <table:table-cell office:value-type="float" office:value="0.5767292976" calcext:value-type="float">
            <text:p>0,5767292976</text:p>
          </table:table-cell>
          <table:table-cell office:value-type="float" office:value="0.0008884677081" calcext:value-type="float">
            <text:p>0,0008884677</text:p>
          </table:table-cell>
          <table:table-cell table:style-name="ce1" office:value-type="float" office:value="0.00001316248472" calcext:value-type="float">
            <text:p>1,3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5330" calcext:value-type="float">
            <text:p>155330</text:p>
          </table:table-cell>
          <table:table-cell office:value-type="float" office:value="1.456640005" calcext:value-type="float">
            <text:p>1,456640005</text:p>
          </table:table-cell>
          <table:table-cell office:value-type="float" office:value="0.4763274491" calcext:value-type="float">
            <text:p>0,4763274491</text:p>
          </table:table-cell>
          <table:table-cell office:value-type="float" office:value="0.001053689048" calcext:value-type="float">
            <text:p>0,001053689</text:p>
          </table:table-cell>
          <table:table-cell table:style-name="ce1" office:value-type="float" office:value="0.00007526350237" calcext:value-type="float">
            <text:p>7,53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6337" calcext:value-type="float">
            <text:p>156337</text:p>
          </table:table-cell>
          <table:table-cell office:value-type="float" office:value="1.800138235" calcext:value-type="float">
            <text:p>1,800138235</text:p>
          </table:table-cell>
          <table:table-cell office:value-type="float" office:value="0.3290176988" calcext:value-type="float">
            <text:p>0,3290176988</text:p>
          </table:table-cell>
          <table:table-cell office:value-type="float" office:value="0.001206115703" calcext:value-type="float">
            <text:p>0,0012061157</text:p>
          </table:table-cell>
          <table:table-cell office:value-type="float" office:value="0.0001137845029" calcext:value-type="float">
            <text:p>0,00011378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7373" calcext:value-type="float">
            <text:p>157373</text:p>
          </table:table-cell>
          <table:table-cell office:value-type="float" office:value="1.448647022" calcext:value-type="float">
            <text:p>1,448647022</text:p>
          </table:table-cell>
          <table:table-cell office:value-type="float" office:value="0.4696823061" calcext:value-type="float">
            <text:p>0,4696823061</text:p>
          </table:table-cell>
          <table:table-cell office:value-type="float" office:value="0.001582344878" calcext:value-type="float">
            <text:p>0,0015823449</text:p>
          </table:table-cell>
          <table:table-cell office:value-type="float" office:value="0.0001291710068" calcext:value-type="float">
            <text:p>0,00012917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8755" calcext:value-type="float">
            <text:p>158755</text:p>
          </table:table-cell>
          <table:table-cell office:value-type="float" office:value="1.794257045" calcext:value-type="float">
            <text:p>1,794257045</text:p>
          </table:table-cell>
          <table:table-cell office:value-type="float" office:value="0.3563966453" calcext:value-type="float">
            <text:p>0,3563966453</text:p>
          </table:table-cell>
          <table:table-cell office:value-type="float" office:value="0.002170120832" calcext:value-type="float">
            <text:p>0,0021701208</text:p>
          </table:table-cell>
          <table:table-cell office:value-type="float" office:value="0.000323277578" calcext:value-type="float">
            <text:p>0,00032327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0656" calcext:value-type="float">
            <text:p>160656</text:p>
          </table:table-cell>
          <table:table-cell office:value-type="float" office:value="1.78437686" calcext:value-type="float">
            <text:p>1,78437686</text:p>
          </table:table-cell>
          <table:table-cell office:value-type="float" office:value="0.3439468741" calcext:value-type="float">
            <text:p>0,3439468741</text:p>
          </table:table-cell>
          <table:table-cell office:value-type="float" office:value="0.002302282024" calcext:value-type="float">
            <text:p>0,002302282</text:p>
          </table:table-cell>
          <table:table-cell office:value-type="float" office:value="0.0003067601065" calcext:value-type="float">
            <text:p>0,0003067601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6018513084" calcext:value-type="float">
            <text:p>1,6018513084</text:p>
          </table:table-cell>
          <table:table-cell table:formula="of:=AVERAGE([.D2:.D11])" office:value-type="float" office:value="0.4358329475" calcext:value-type="float">
            <text:p>0,4358329475</text:p>
          </table:table-cell>
          <table:table-cell table:formula="of:=AVERAGE([.E2:.E11])" office:value-type="float" office:value="0.00279434070061" calcext:value-type="float">
            <text:p>0,0027943407</text:p>
          </table:table-cell>
          <table:table-cell table:formula="of:=AVERAGE([.F2:.F11])" office:value-type="float" office:value="0.000224318933351" calcext:value-type="float">
            <text:p>0,0002243189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00:27.964266420</dc:date>
    <meta:document-statistic meta:table-count="1" meta:cell-count="70" meta:object-count="0"/>
    <meta:generator>LibreOffice/4.1.5.3$Linux_X86_64 LibreOffice_project/410m0$Build-3</meta:generator>
  </office:meta>
</office:document-meta>
</file>